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3"/>
          <table:table-cell table:formula="of:=10^18" office:value-type="float" office:value="1E+018">
            <text:p>1000000000000000000</text:p>
          </table:table-cell>
          <table:table-cell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3"/>
          <table:table-cell table:formula="of:=2^63" office:value-type="float" office:value="9.22337203685478E+018">
            <text:p>9223372036854780000</text:p>
          </table:table-cell>
          <table:table-cell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8 Practic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0">
            <text:p>0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2">
            <text:p>2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1">
            <text:p>1</text:p>
          </table:table-cell>
          <table:table-cell office:value-type="string">
            <text:p>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3">
            <text:p>3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31" office:value-type="float" office:value="2147483648">
            <text:p>214748364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style-name="ce2"/>
          <table:table-cell table:style-name="ce2" office:value-type="float" office:value="8">
            <text:p>8</text:p>
          </table:table-cell>
          <table:table-cell table:style-name="ce2" table:formula="of:=10^[.C24]" office:value-type="float" office:value="100000000">
            <text:p>1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2"/>
          <table:table-cell office:value-type="float" office:value="93.75988">
            <text:p>93.75988</text:p>
          </table:table-cell>
          <table:table-cell table:formula="of:=[.D46]/100" office:value-type="float" office:value="0.9375988">
            <text:p>0.9375988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2"/>
          <table:table-cell office:value-type="float" office:value="6.24012">
            <text:p>6.24012</text:p>
          </table:table-cell>
          <table:table-cell table:formula="of:=[.D47]/100" office:value-type="float" office:value="0.0624012">
            <text:p>0.062401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2"/>
          <table:table-cell/>
          <table:table-cell table:formula="of:=[.E46]*[.F46]+[.E47]*[.F47]" office:value-type="float" office:value="95.31991">
            <text:p>95.31991</text:p>
          </table:table-cell>
          <table:table-cell table:number-columns-repeated="9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/>
          <table:table-cell table:formula="of:=1-(100-95)/(95-15)" office:value-type="float" office:value="0.9375">
            <text:p>0.937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140">
            <text:p>114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209">
            <text:p>1209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280">
            <text:p>128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353">
            <text:p>135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428">
            <text:p>1428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505">
            <text:p>1505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584">
            <text:p>1584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1665">
            <text:p>166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1748">
            <text:p>1748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1833">
            <text:p>1833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1920">
            <text:p>1920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009">
            <text:p>2009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100">
            <text:p>21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193">
            <text:p>2193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288">
            <text:p>2288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385">
            <text:p>2385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484">
            <text:p>2484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2585">
            <text:p>258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2688">
            <text:p>2688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2793">
            <text:p>2793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2900">
            <text:p>2900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009">
            <text:p>3009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120">
            <text:p>312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233">
            <text:p>3233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348">
            <text:p>3348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465">
            <text:p>3465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3584">
            <text:p>3584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3705">
            <text:p>370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3828">
            <text:p>3828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3953">
            <text:p>3953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080">
            <text:p>4080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209">
            <text:p>4209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340">
            <text:p>434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4473">
            <text:p>4473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4608">
            <text:p>4608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4745">
            <text:p>4745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4884">
            <text:p>4884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025">
            <text:p>50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168">
            <text:p>516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313">
            <text:p>5313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5460">
            <text:p>5460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5609">
            <text:p>5609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5760">
            <text:p>576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5913">
            <text:p>5913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068">
            <text:p>6068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225">
            <text:p>6225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6384">
            <text:p>6384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6545">
            <text:p>654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6708">
            <text:p>6708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6873">
            <text:p>6873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040">
            <text:p>7040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209">
            <text:p>7209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7380">
            <text:p>738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7553">
            <text:p>7553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7728">
            <text:p>7728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7905">
            <text:p>7905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084">
            <text:p>8084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8265">
            <text:p>826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8448">
            <text:p>8448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8633">
            <text:p>863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8820">
            <text:p>8820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009">
            <text:p>9009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9200">
            <text:p>92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9393">
            <text:p>939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9588">
            <text:p>9588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9785">
            <text:p>9785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9984">
            <text:p>9984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0185">
            <text:p>1018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0388">
            <text:p>10388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0593">
            <text:p>1059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0800">
            <text:p>10800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009">
            <text:p>11009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1220">
            <text:p>1122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1433">
            <text:p>11433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1648">
            <text:p>11648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1865">
            <text:p>11865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084">
            <text:p>12084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2305">
            <text:p>1230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2528">
            <text:p>12528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2753">
            <text:p>12753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2980">
            <text:p>12980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3209">
            <text:p>13209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3440">
            <text:p>134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3673">
            <text:p>13673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3908">
            <text:p>13908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4145">
            <text:p>14145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4384">
            <text:p>14384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4625">
            <text:p>14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4868">
            <text:p>1486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5113">
            <text:p>15113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5360">
            <text:p>15360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5609">
            <text:p>15609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5860">
            <text:p>1586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6113">
            <text:p>16113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6368">
            <text:p>16368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6625">
            <text:p>16625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6884">
            <text:p>16884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7145">
            <text:p>1714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7408">
            <text:p>17408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7673">
            <text:p>17673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7940">
            <text:p>17940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8209">
            <text:p>18209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8480">
            <text:p>1848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8753">
            <text:p>18753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19028">
            <text:p>19028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19305">
            <text:p>19305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19584">
            <text:p>1958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19865">
            <text:p>1986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0148">
            <text:p>20148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0433">
            <text:p>20433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0720">
            <text:p>20720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1009">
            <text:p>21009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1300">
            <text:p>213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1593">
            <text:p>21593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1888">
            <text:p>21888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2185">
            <text:p>22185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2484">
            <text:p>22484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2785">
            <text:p>2278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3088">
            <text:p>23088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3393">
            <text:p>23393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3700">
            <text:p>23700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4009">
            <text:p>24009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4320">
            <text:p>2432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4633">
            <text:p>24633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4948">
            <text:p>24948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5265">
            <text:p>25265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5584">
            <text:p>25584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5905">
            <text:p>2590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6228">
            <text:p>26228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6553">
            <text:p>26553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6880">
            <text:p>2688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7209">
            <text:p>27209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7540">
            <text:p>2754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7873">
            <text:p>27873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8208">
            <text:p>28208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8545">
            <text:p>28545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28884">
            <text:p>28884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29225">
            <text:p>292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29568">
            <text:p>29568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29913">
            <text:p>29913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0260">
            <text:p>3026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0609">
            <text:p>30609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0960">
            <text:p>3096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1313">
            <text:p>31313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1668">
            <text:p>31668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2025">
            <text:p>32025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2384">
            <text:p>32384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2745">
            <text:p>3274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3108">
            <text:p>33108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3473">
            <text:p>33473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3840">
            <text:p>33840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4209">
            <text:p>3420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4580">
            <text:p>3458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4953">
            <text:p>34953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5328">
            <text:p>3532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5705">
            <text:p>35705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6084">
            <text:p>36084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6465">
            <text:p>3646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6848">
            <text:p>3684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7233">
            <text:p>37233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7620">
            <text:p>37620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8009">
            <text:p>38009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38400">
            <text:p>384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38793">
            <text:p>38793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39188">
            <text:p>39188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39585">
            <text:p>39585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39984">
            <text:p>39984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0385">
            <text:p>4038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0788">
            <text:p>40788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1193">
            <text:p>41193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1600">
            <text:p>41600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2009">
            <text:p>4200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2420">
            <text:p>4242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2833">
            <text:p>42833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3248">
            <text:p>43248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3665">
            <text:p>43665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4084">
            <text:p>44084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4505">
            <text:p>4450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4928">
            <text:p>44928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5353">
            <text:p>45353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5780">
            <text:p>45780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6209">
            <text:p>46209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6640">
            <text:p>4664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7073">
            <text:p>47073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7508">
            <text:p>47508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7945">
            <text:p>47945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48384">
            <text:p>48384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48825">
            <text:p>488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49268">
            <text:p>4926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49713">
            <text:p>49713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0160">
            <text:p>50160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0609">
            <text:p>50609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1060">
            <text:p>5106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1513">
            <text:p>51513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1968">
            <text:p>51968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2425">
            <text:p>52425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2884">
            <text:p>52884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3345">
            <text:p>5334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3808">
            <text:p>53808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4273">
            <text:p>54273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4740">
            <text:p>54740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5209">
            <text:p>55209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5680">
            <text:p>5568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6153">
            <text:p>56153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6628">
            <text:p>56628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7105">
            <text:p>57105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7584">
            <text:p>57584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58065">
            <text:p>5806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58548">
            <text:p>58548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59033">
            <text:p>59033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59520">
            <text:p>5952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0009">
            <text:p>60009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0500">
            <text:p>60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0993">
            <text:p>60993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1488">
            <text:p>61488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1985">
            <text:p>61985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2484">
            <text:p>62484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2985">
            <text:p>6298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3488">
            <text:p>63488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3993">
            <text:p>6399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4500">
            <text:p>64500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5009">
            <text:p>6500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5520">
            <text:p>6552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6033">
            <text:p>66033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6548">
            <text:p>6654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7065">
            <text:p>67065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7584">
            <text:p>67584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68105">
            <text:p>6810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68628">
            <text:p>68628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69153">
            <text:p>69153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69680">
            <text:p>69680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0209">
            <text:p>70209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0740">
            <text:p>7074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1273">
            <text:p>71273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1808">
            <text:p>71808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2345">
            <text:p>72345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2884">
            <text:p>7288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3425">
            <text:p>734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3968">
            <text:p>73968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4513">
            <text:p>74513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5060">
            <text:p>75060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5609">
            <text:p>75609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6160">
            <text:p>7616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6713">
            <text:p>76713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7268">
            <text:p>77268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77825">
            <text:p>77825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78384">
            <text:p>78384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78945">
            <text:p>7894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79508">
            <text:p>79508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0073">
            <text:p>80073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0640">
            <text:p>80640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1209">
            <text:p>81209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1780">
            <text:p>8178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2353">
            <text:p>82353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2928">
            <text:p>82928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3505">
            <text:p>83505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4084">
            <text:p>84084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4665">
            <text:p>8466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5248">
            <text:p>85248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5833">
            <text:p>85833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6420">
            <text:p>86420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7009">
            <text:p>87009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87600">
            <text:p>876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88193">
            <text:p>88193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88788">
            <text:p>88788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89385">
            <text:p>8938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89984">
            <text:p>89984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0585">
            <text:p>9058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1188">
            <text:p>91188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1793">
            <text:p>91793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2400">
            <text:p>92400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3009">
            <text:p>93009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3620">
            <text:p>9362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4233">
            <text:p>94233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4848">
            <text:p>94848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5465">
            <text:p>95465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6084">
            <text:p>96084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6705">
            <text:p>9670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7328">
            <text:p>9732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97953">
            <text:p>97953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98580">
            <text:p>98580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99209">
            <text:p>99209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99840">
            <text:p>9984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0473">
            <text:p>100473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1108">
            <text:p>10110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1745">
            <text:p>101745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2384">
            <text:p>102384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3025">
            <text:p>1030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3668">
            <text:p>10366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4313">
            <text:p>104313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4960">
            <text:p>104960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5609">
            <text:p>105609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6260">
            <text:p>10626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6913">
            <text:p>10691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07568">
            <text:p>107568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08225">
            <text:p>108225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08884">
            <text:p>108884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09545">
            <text:p>10954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0208">
            <text:p>110208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0873">
            <text:p>110873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1540">
            <text:p>11154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2209">
            <text:p>112209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2880">
            <text:p>11288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3553">
            <text:p>113553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4228">
            <text:p>114228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4905">
            <text:p>114905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5584">
            <text:p>115584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6265">
            <text:p>11626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6948">
            <text:p>116948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17633">
            <text:p>117633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18320">
            <text:p>118320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19009">
            <text:p>119009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19700">
            <text:p>1197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0393">
            <text:p>120393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1088">
            <text:p>121088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1785">
            <text:p>121785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2484">
            <text:p>122484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3185">
            <text:p>12318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3888">
            <text:p>123888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4593">
            <text:p>124593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5300">
            <text:p>125300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6009">
            <text:p>126009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6720">
            <text:p>12672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27433">
            <text:p>127433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28148">
            <text:p>128148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28865">
            <text:p>128865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29584">
            <text:p>129584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0305">
            <text:p>13030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1028">
            <text:p>131028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1753">
            <text:p>131753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2480">
            <text:p>132480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3209">
            <text:p>133209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3940">
            <text:p>13394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4673">
            <text:p>134673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5408">
            <text:p>135408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6145">
            <text:p>136145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6884">
            <text:p>136884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37625">
            <text:p>137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38368">
            <text:p>138368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39113">
            <text:p>139113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39860">
            <text:p>139860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0609">
            <text:p>140609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1360">
            <text:p>14136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2113">
            <text:p>142113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2868">
            <text:p>142868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3625">
            <text:p>143625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4384">
            <text:p>14438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5145">
            <text:p>14514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5908">
            <text:p>145908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6673">
            <text:p>146673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47440">
            <text:p>147440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48209">
            <text:p>148209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48980">
            <text:p>14898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49753">
            <text:p>149753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0528">
            <text:p>150528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1305">
            <text:p>151305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2084">
            <text:p>152084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2865">
            <text:p>15286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3648">
            <text:p>153648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4433">
            <text:p>154433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5220">
            <text:p>155220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6009">
            <text:p>156009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56800">
            <text:p>1568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57593">
            <text:p>157593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58388">
            <text:p>158388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59185">
            <text:p>159185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59984">
            <text:p>159984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0785">
            <text:p>16078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1588">
            <text:p>161588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2393">
            <text:p>162393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3200">
            <text:p>163200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4009">
            <text:p>164009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4820">
            <text:p>16482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5633">
            <text:p>165633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6448">
            <text:p>166448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67265">
            <text:p>167265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68084">
            <text:p>168084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68905">
            <text:p>16890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69728">
            <text:p>169728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0553">
            <text:p>170553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1380">
            <text:p>171380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2209">
            <text:p>172209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3040">
            <text:p>17304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3873">
            <text:p>173873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4708">
            <text:p>174708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5545">
            <text:p>175545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6384">
            <text:p>176384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77225">
            <text:p>1772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78068">
            <text:p>178068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78913">
            <text:p>178913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79760">
            <text:p>179760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0609">
            <text:p>180609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1460">
            <text:p>18146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2313">
            <text:p>182313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3168">
            <text:p>183168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4025">
            <text:p>184025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4884">
            <text:p>184884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5745">
            <text:p>18574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86608">
            <text:p>186608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87473">
            <text:p>187473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88340">
            <text:p>188340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89209">
            <text:p>189209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0080">
            <text:p>19008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0953">
            <text:p>190953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1828">
            <text:p>191828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2705">
            <text:p>19270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3584">
            <text:p>193584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4465">
            <text:p>19446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5348">
            <text:p>195348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6233">
            <text:p>196233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197120">
            <text:p>197120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198009">
            <text:p>198009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198900">
            <text:p>1989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199793">
            <text:p>199793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0688">
            <text:p>200688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1585">
            <text:p>201585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2484">
            <text:p>202484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3385">
            <text:p>20338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4288">
            <text:p>204288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5193">
            <text:p>205193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6100">
            <text:p>206100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07009">
            <text:p>207009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07920">
            <text:p>20792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08833">
            <text:p>208833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09748">
            <text:p>209748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0665">
            <text:p>210665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1584">
            <text:p>211584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2505">
            <text:p>21250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3428">
            <text:p>213428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4353">
            <text:p>214353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5280">
            <text:p>215280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6209">
            <text:p>216209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17140">
            <text:p>21714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18073">
            <text:p>218073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19008">
            <text:p>219008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19945">
            <text:p>219945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0884">
            <text:p>220884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1825">
            <text:p>2218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2768">
            <text:p>222768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3713">
            <text:p>223713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4660">
            <text:p>224660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5609">
            <text:p>225609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26560">
            <text:p>22656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27513">
            <text:p>227513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28468">
            <text:p>228468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29425">
            <text:p>22942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0384">
            <text:p>230384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1345">
            <text:p>23134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2308">
            <text:p>232308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3273">
            <text:p>233273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4240">
            <text:p>234240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5209">
            <text:p>235209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36180">
            <text:p>23618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37153">
            <text:p>237153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38128">
            <text:p>238128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39105">
            <text:p>239105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0084">
            <text:p>240084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1065">
            <text:p>24106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2048">
            <text:p>242048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3033">
            <text:p>243033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4020">
            <text:p>244020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5009">
            <text:p>245009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price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08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15T08:16:25.05</dc:date>
    <meta:editing-duration>P42DT7H31M41S</meta:editing-duration>
    <meta:editing-cycles>13</meta:editing-cycles>
    <meta:generator>OpenOffice.org/3.4.1$Win32 OpenOffice.org_project/341m1$Build-9593</meta:generator>
    <meta:document-statistic meta:table-count="2" meta:cell-count="1187" meta:object-count="0"/>
  </office:meta>
</office:document-meta>
</file>